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75cm"/>
    </style:style>
    <style:style style:name="co5" style:family="table-column">
      <style:table-column-properties fo:break-before="auto" style:column-width="8.65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AD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8" table:default-cell-style-name="Default"/>
        <table:table-row table:style-name="ro1"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>
            <text:p>as00270</text:p>
          </table:table-cell>
          <table:table-cell office:value-type="string">
            <text:p>R-win</text:p>
          </table:table-cell>
          <table:table-cell office:value-type="string">
            <text:p>Curly-mo</text:p>
          </table:table-cell>
          <table:table-cell office:value-type="string">
            <text:p>rikardo1979</text:p>
          </table:table-cell>
          <table:table-cell table:number-columns-repeated="5"/>
        </table:table-row>
      </table:table>
      <table:table table:name="REMOVE" table:style-name="ta1"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8" table:default-cell-style-name="Default"/>
        <table:table-column table:style-name="co3" table:default-cell-style-name="ce1"/>
        <table:table-row table:style-name="ro1">
          <table:table-cell office:value-type="string">
            <text:p>Programs to remove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  <table:table-cell office:value-type="string">
            <text:p>Why?</text:p>
          </table:table-cell>
          <table:table-cell office:value-type="string" table:number-columns-spanned="9" table:number-rows-spanned="1">
            <text:p>Opinion of User</text:p>
          </table:table-cell>
          <table:covered-table-cell table:number-columns-repeated="8"/>
          <table:table-cell office:value-type="string">
            <text:p>Programs to add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>
            <text:p>as00270</text:p>
          </table:table-cell>
          <table:table-cell office:value-type="string">
            <text:p>R-win</text:p>
          </table:table-cell>
          <table:table-cell office:value-type="string">
            <text:p>Curly-mo</text:p>
          </table:table-cell>
          <table:table-cell office:value-type="string">
            <text:p>rikardo1979</text:p>
          </table:table-cell>
          <table:table-cell table:number-columns-repeated="5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 table:number-columns-repeated="3"/>
          <table:table-cell table:number-columns-repeated="8"/>
          <table:table-cell table:style-name="Default"/>
        </table:table-row>
      </table:table>
      <table:table table:name="TASKS" table:style-name="ta1">
        <table:table-column table:style-name="co3" table:default-cell-style-name="ce3"/>
        <table:table-column table:style-name="co3" table:number-columns-repeated="12" table:default-cell-style-name="Default"/>
        <table:table-row table:style-name="ro4">
          <table:table-cell office:value-type="string" table:number-columns-spanned="13" table:number-rows-spanned="1">
            <text:p>TASKS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b" fo:country="L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</meta:initial-creator>
    <meta:creation-date>2012-10-08T22:53:52</meta:creation-date>
    <dc:date>2012-10-08T23:04:18</dc:date>
    <dc:creator>serge </dc:creator>
    <meta:editing-duration>P0D</meta:editing-duration>
    <meta:editing-cycles>1</meta:editing-cycles>
    <meta:document-statistic meta:table-count="3" meta:cell-count="292" meta:object-count="0"/>
    <meta:generator>LibreOffice/3.6$Linux_X86_64 LibreOffice_project/360m1$Build-2</meta:generator>
  </office:meta>
</office:document-meta>
</file>